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44mm"/>
    </style:style>
    <style:style style:name="co3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2"/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Hárok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ce2"/>
        <table:table-column table:style-name="co1" table:default-cell-style-name="ce3"/>
        <table:table-row table:style-name="ro1">
          <table:table-cell table:number-columns-repeated="5"/>
          <table:table-cell office:value-type="string" calcext:value-type="string">
            <text:p>target baud</text:p>
          </table:table-cell>
          <table:table-cell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div1</text:p>
          </table:table-cell>
          <table:table-cell table:number-columns-repeated="2"/>
          <table:table-cell office:value-type="string" calcext:value-type="string">
            <text:p>div2</text:p>
          </table:table-cell>
          <table:table-cell office:value-type="float" office:value="1000000" calcext:value-type="float">
            <text:p>1000000,00</text:p>
          </table:table-cell>
          <table:table-cell office:value-type="string" calcext:value-type="string">
            <text:p>Error %</text:p>
          </table:table-cell>
        </table:table-row>
        <table:table-row table:style-name="ro1">
          <table:table-cell table:formula="of:=39*1000000" office:value-type="float" office:value="39000000" calcext:value-type="float">
            <text:p>39000000</text:p>
          </table:table-cell>
          <table:table-cell office:value-type="float" office:value="3" calcext:value-type="float">
            <text:p>3</text:p>
          </table:table-cell>
          <table:table-cell table:formula="of:=[.A3]/[.B3]" office:value-type="float" office:value="13000000" calcext:value-type="float">
            <text:p>13000000</text:p>
          </table:table-cell>
          <table:table-cell office:value-type="string" calcext:value-type="string">
            <text:p>A0</text:p>
          </table:table-cell>
          <table:table-cell office:value-type="float" office:value="17" calcext:value-type="float">
            <text:p>17</text:p>
          </table:table-cell>
          <table:table-cell table:formula="of:=[.C$3]/[.E3]" office:value-type="float" office:value="764705.882352941" calcext:value-type="float">
            <text:p>764705,88</text:p>
          </table:table-cell>
          <table:table-cell table:formula="of:=(1-([.F3]/[.F$2]))*100" office:value-type="float" office:value="23.5294117647059" calcext:value-type="float">
            <text:p>23,53</text:p>
          </table:table-cell>
        </table:table-row>
        <table:table-row table:style-name="ro1">
          <table:table-cell/>
          <table:table-cell table:formula="of:=DEC2HEX([.B3])" office:value-type="string" office:string-value="3" calcext:value-type="string">
            <text:p>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table:formula="of:=[.C$3]/[.E4]" office:value-type="float" office:value="812500" calcext:value-type="float">
            <text:p>812500,00</text:p>
          </table:table-cell>
          <table:table-cell table:formula="of:=(1-([.F4]/[.F$2]))*100" office:value-type="float" office:value="18.75" calcext:value-type="float">
            <text:p>18,75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formula="of:=[.C$3]/[.E5]" office:value-type="float" office:value="866666.666666667" calcext:value-type="float">
            <text:p>866666,67</text:p>
          </table:table-cell>
          <table:table-cell table:formula="of:=(1-([.F5]/[.F$2]))*100" office:value-type="float" office:value="13.3333333333333" calcext:value-type="float">
            <text:p>13,33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[.C$3]/[.E6]" office:value-type="float" office:value="928571.428571429" calcext:value-type="float">
            <text:p>928571,43</text:p>
          </table:table-cell>
          <table:table-cell table:formula="of:=(1-([.F6]/[.F$2]))*100" office:value-type="float" office:value="7.14285714285715" calcext:value-type="float">
            <text:p>7,14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formula="of:=[.C$3]/[.E7]" office:value-type="float" office:value="1000000" calcext:value-type="float">
            <text:p>1000000,00</text:p>
          </table:table-cell>
          <table:table-cell table:formula="of:=(1-([.F7]/[.F$2]))*100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formula="of:=[.C$3]/[.E8]" office:value-type="float" office:value="1083333.33333333" calcext:value-type="float">
            <text:p>1083333,33</text:p>
          </table:table-cell>
          <table:table-cell table:formula="of:=(1-([.F8]/[.F$2]))*100" office:value-type="float" office:value="-8.33333333333333" calcext:value-type="float">
            <text:p>-8,33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Hárok1.G1:Hárok1.G1048576">
            <calcext:color-scale>
              <calcext:color-scale-entry calcext:value="-10" calcext:type="number" calcext:color="#ff0000"/>
              <calcext:color-scale-entry calcext:value="0" calcext:type="number" calcext:color="#99ff66"/>
              <calcext:color-scale-entry calcext:value="10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7:42:34.997859178</meta:creation-date>
    <dc:date>2018-01-09T13:20:00.517674738</dc:date>
    <meta:editing-duration>PT3H16M14S</meta:editing-duration>
    <meta:editing-cycles>2</meta:editing-cycles>
    <meta:generator>LibreOffice/5.1.6.2$Linux_X86_64 LibreOffice_project/10m0$Build-2</meta:generator>
    <meta:document-statistic meta:table-count="1" meta:cell-count="34" meta:object-count="0"/>
  </office:meta>
</office:document-meta>
</file>